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imbusSanL" svg:font-family="NimbusSanL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3b1c8" style:font-size-asian="12pt" style:font-size-complex="12pt"/>
    </style:style>
    <style:style style:name="P4" style:family="paragraph" style:parent-style-name="Preformatted_20_Text">
      <style:paragraph-properties fo:margin-left="0in" fo:margin-right="0in" fo:text-indent="0in" style:auto-text-indent="true"/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text-properties style:font-name="Liberation Seri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">
      <style:paragraph-properties fo:text-align="center" style:justify-single-word="false" fo:orphans="2" fo:widows="2" fo:hyphenation-ladder-count="no-limit"/>
      <style:text-properties officeooo:rsid="002b03ef" officeooo:paragraph-rsid="002b0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Preformatted_20_Text">
      <style:paragraph-properties fo:margin-left="0in" fo:margin-right="0in" fo:text-indent="0in" style:auto-text-indent="true"/>
      <style:text-properties style:font-name="Liberation Serif" fo:font-size="12pt" style:font-size-asian="12pt" style:font-size-complex="12pt"/>
    </style:style>
    <style:style style:name="P9" style:family="paragraph" style:parent-style-name="Preformatted_20_Text">
      <style:paragraph-properties fo:margin-left="0in" fo:margin-right="0in" fo:text-indent="0in" style:auto-text-indent="true"/>
      <style:text-properties style:font-name="Liberation Serif" fo:font-size="12pt" officeooo:rsid="002b03ef" officeooo:paragraph-rsid="002b03ef" style:font-size-asian="12pt" style:font-size-complex="12pt"/>
    </style:style>
    <style:style style:name="P10" style:family="paragraph" style:parent-style-name="Standard">
      <style:text-properties officeooo:paragraph-rsid="002b03ef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 style:list-style-name="">
      <style:paragraph-properties fo:text-align="center" style:justify-single-word="false" fo:orphans="2" fo:widows="2" fo:hyphenation-ladder-count="no-limit"/>
      <style:text-properties officeooo:rsid="002b03ef" officeooo:paragraph-rsid="002b0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 style:list-style-name="">
      <style:paragraph-properties fo:margin-left="0in" fo:margin-right="0in" fo:text-align="start" style:justify-single-word="false" fo:orphans="2" fo:widows="2" fo:hyphenation-ladder-count="no-limit" fo:text-indent="0in" style:auto-text-indent="true"/>
      <style:text-properties officeooo:rsid="002b03ef" officeooo:paragraph-rsid="002b0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20c20b"/>
    </style:style>
    <style:style style:name="T2" style:family="text">
      <style:text-properties officeooo:rsid="002b03ef"/>
    </style:style>
    <style:style style:name="T3" style:family="text">
      <style:text-properties fo:language="el" fo:country="GR" fo:font-weight="normal" officeooo:rsid="001d8306" style:font-weight-asian="normal" style:font-weight-complex="normal"/>
    </style:style>
    <style:style style:name="T4" style:family="text">
      <style:text-properties fo:language="en" fo:country="US" fo:font-weight="normal" officeooo:rsid="002b03ef" style:font-weight-asian="normal" style:font-weight-complex="normal"/>
    </style:style>
    <style:style style:name="T5" style:family="text">
      <style:text-properties fo:font-size="18pt" fo:language="en" fo:country="US" fo:font-weight="normal" officeooo:rsid="002b03ef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cknowledgments</text:h>
      <text:h text:style-name="P12" text:outline-level="1"/>
      <text:h text:style-name="P12" text:outline-level="1"/>
      <text:h text:style-name="P13" text:outline-level="1"><text:tab/>Writing this book has been a difficult undertaking for me. <text:s/>I am not a professional programmer. <text:s/>I am just a hobbits. <text:s/>Without the help from the programming community I would have been lost. <text:s text:c="2"/>I want to thank the FreeBASIC community for the wonderful documentation available. <text:s text:c="2"/>I also want to that The FreeBASIC forum members who have posted answers to many questions I have had. <text:s/></text:h>
      <text:p text:style-name="P10"><text:span text:style-name="T2">I want to give a special thanks to Richard D. Clark and Ebben Feagan for their great guide <text:s text:c="2"/>“A Beginner’s Guide to FreeBASIC.”</text:span> <text:s/><text:span text:style-name="T2">With out this book I would not have learned FreeBASIC. <text:s/>By using their book as a starting point, I have created this book. <text:s text:c="2"/></text:span></text:p>
      <text:p text:style-name="P10"/>
      <text:p text:style-name="P11">I also want to give a shout out to <text:span text:style-name="T3">Demosthenes Koptsis </text:span><text:span text:style-name="T4">for his great book “Programming with FreeBASIC.” <text:s/>I translated it from Greek to English using Google translate. <text:s/></text:span></text:p>
      <text:h text:style-name="P6" text:outline-level="1">About the Book </text:h>
      <text:p text:style-name="P5"/>
      <text:p text:style-name="P4"><text:span text:style-name="T1">FreeBASIC B</text:span>eginner<text:span text:style-name="T1">s Guide </text:span>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4"/>
      <text:p text:style-name="P4">FreeBASIC is a cross-platform compiler, however this book concentrates on using FreeBASIC under the 32-bit Microsoft Windows™ and GNU/Linux operating systems. However, other than the installation and setup portions of this book, most of the code should run under any of the supported platforms. </text:p>
      <text:p text:style-name="P4"/>
      <text:p text:style-name="P4">All of the source code presented in this book is original code, and can be downloaded from the <text:span text:style-name="T1">Github repository at https://</text:span></text:p>
      <text:p text:style-name="P9">The LibreOffice files and PDF files can be downloaded from the Github repository at https:// 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1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imbusSanL" svg:font-family="NimbusSanL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orphans="2" fo:widows="2" fo:hyphenation-ladder-count="no-limit" fo:text-indent="0in" style:auto-text-indent="tru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orphans="2" fo:widows="2" fo:hyphenation-ladder-count="no-limit" fo:text-indent="0.2598in" style:auto-text-indent="true" style:page-number="auto" text:number-lines="false" text:line-number="0">
        <style:tab-stops/>
        <style:drop-cap style:lines="2"/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" style:family="paragraph" style:parent-style-name="Caption" style:class="extra" style:master-page-name="">
      <style:paragraph-properties style:page-number="auto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style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style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style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style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0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true" style:page-number="auto"/>
      <style:text-properties style:font-name="Liberation Serif1" fo:font-family="'Liberation Serif'" style:font-style-name="Regular" style:font-family-generic="roman" style:font-pitch="variable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2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loext:graphic-properties draw:fill="solid" draw:fill-color="#999999"/>
      <style:paragraph-properties fo:text-align="center" style:justify-single-word="false" fo:background-color="#999999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5" style:display-name="TOC 5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TOC_20_4" style:display-name="TOC 4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style:shadow="none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OC_20_3" style:display-name="TOC 3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C_20_2" style:display-name="TOC 2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OC_20_1" style:display-name="TOC 1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hapter_20_Number" style:display-name="Chapter Number" style:family="paragraph" style:parent-style-name="Standard">
      <style:paragraph-properties fo:margin-top="0in" fo:margin-bottom="0.0598in" style:contextual-spacing="false"/>
      <style:text-properties fo:font-size="22pt" fo:font-weight="bold" style:font-weight-asian="bold" style:font-weight-complex="bold"/>
    </style:style>
    <style:style style:name="Heading_20_TOC" style:display-name="Heading TOC" style:family="paragraph" style:parent-style-name="Standard" style:next-style-name="Standard">
      <style:text-properties style:font-name="NimbusSanL" fo:font-family="NimbusSanL" style:font-pitch="variable" fo:font-size="16pt" fo:font-weight="bold" style:font-size-asian="16pt" style:font-weight-asian="bold" style:font-size-complex="16pt" style:font-weight-complex="bold"/>
    </style:style>
    <style:style style:name="Heading_20_Preamble" style:display-name="Heading Preamble" style:family="paragraph" style:parent-style-name="Standard" style:next-style-name="Standard">
      <style:paragraph-properties fo:margin-top="0in" fo:margin-bottom="0.0799in" style:contextual-spacing="false"/>
      <style:text-properties fo:font-size="11pt" fo:font-weight="bold" officeooo:rsid="0045022e" style:font-size-asian="11pt" style:font-weight-asian="bold" style:font-size-complex="11pt" style:font-weight-complex="bold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Liberation Serif1" fo:font-family="'Liberation Serif'" style:font-style-name="Regular" style:font-family-generic="roman" style:font-pitch="variable" style:font-size-asian="10.5pt"/>
    </style:style>
    <style:style style:name="Authors" style:family="paragraph" style:parent-style-name="Text_20_body">
      <style:paragraph-properties fo:text-align="center" style:justify-single-word="false"/>
      <style:text-properties style:font-name="DejaVu Sans1" fo:font-family="'DejaVu Sans'" style:font-style-name="Bold" style:font-family-generic="swiss" style:font-pitch="variable" fo:font-size="14pt" fo:font-weight="bold" style:font-size-asian="10.5pt" loext:shadow="none"/>
    </style:style>
    <style:style style:name="supplemental" style:family="paragraph" style:parent-style-name="freebasic_20_book" style:class="text" style:master-page-name="">
      <loext:graphic-properties draw:fill="solid" draw:fill-color="#c0c0c0" draw:opacity="100%"/>
      <style:paragraph-properties fo:margin-left="0in" fo:margin-right="0in" fo:text-indent="0in" style:auto-text-indent="true" style:page-number="auto" fo:background-color="#c0c0c0" fo:padding="0.0201in" fo:border="0.99pt solid #000000" style:shadow="none"/>
      <style:text-properties style:font-name="Liberation Serif1" fo:font-family="'Liberation Serif'" style:font-style-name="Regular" style:font-family-generic="roman" style:font-pitch="variable" fo:font-size="12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style:font-size-complex="11pt"/>
    </style:style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.0201in" fo:border="0.06pt solid #000000" style:shadow="none"/>
      <style:text-properties style:font-name="Courier New2" fo:font-family="'Courier New'" style:font-style-name="Regular" style:font-family-generic="modern" style:font-pitch="fixed"/>
    </style:style>
    <style:style style:name="code" style:family="paragraph" style:parent-style-name="freebasic_20_book" style:list-style-name="" style:class="text" style:master-page-name="">
      <style:paragraph-properties fo:margin-top="0in" fo:margin-bottom="0in" style:contextual-spacing="true" style:page-number="auto" fo:padding-left="0.0402in" fo:padding-right="0in" fo:padding-top="0in" fo:padding-bottom="0in" fo:border="0.99pt solid #000000" style:shadow="none" text:number-lines="true" text:line-number="0">
        <style:tab-stops/>
      </style:paragraph-properties>
      <style:text-properties style:font-name="Courier New2" fo:font-family="'Courier New'" style:font-style-name="Regular" style:font-family-generic="modern" style:font-pitch="fixed" style:font-size-asian="10.5pt"/>
    </style:style>
    <style:style style:name="caution" style:family="paragraph" style:parent-style-name="freebasic_20_book" style:class="text" style:master-page-name="">
      <loext:graphic-properties draw:fill="solid" draw:fill-color="#c0c0c0"/>
      <style:paragraph-properties fo:margin-left="0in" fo:margin-right="0in" fo:text-indent="0in" style:auto-text-indent="true" style:page-number="auto" fo:background-color="#c0c0c0" fo:padding="0.0201in" fo:border-left="none" fo:border-right="none" fo:border-top="2.49pt solid #000000" fo:border-bottom="2.49pt solid #000000" style:shadow="none"/>
      <style:text-properties style:font-name="Liberation Serif1" fo:font-family="'Liberation Serif'" style:font-style-name="Regular" style:font-family-generic="roman" style:font-pitch="variable" fo:font-size="12pt" style:font-size-asian="10.5pt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Strong_20_Emphasis" style:display-name="Strong Emphasis" style:family="text">
      <style:text-properties style:font-name="DejaVu Sans1" fo:font-family="'DejaVu Sans'" style:font-style-name="Bold" style:font-family-generic="swiss" style:font-pitch="variable" fo:font-size="14pt" fo:font-weight="normal" style:font-size-asian="10.5pt" style:font-weight-asian="bold" style:font-weight-complex="bold"/>
    </style:style>
    <style:style style:name="Drop_20_Caps" style:display-name="Drop Caps" style:family="text"/>
    <style:style style:name="Page_20_Number" style:display-name="Page Number" style:family="text"/>
    <style:style style:name="Definition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>
      <style:text-properties style:font-size-asian="10.5pt" loext:shadow="none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comment0_5f_vb" style:display-name="comment0_vb" style:family="text">
      <style:text-properties fo:color="#808080" loext:opacity="100%" fo:font-style="normal" fo:font-weight="normal"/>
    </style:style>
    <style:style style:name="number_5f_vb" style:display-name="number_vb" style:family="text">
      <style:text-properties fo:color="#cc66cc" loext:opacity="100%" fo:font-style="normal" fo:font-weight="normal"/>
    </style:style>
    <style:style style:name="keyword0_5f_vb" style:display-name="keyword0_vb" style:family="text">
      <style:text-properties fo:color="#b1b100" loext:opacity="100%" fo:font-style="normal" fo:font-weight="normal"/>
    </style:style>
    <style:style style:name="string_5f_vb" style:display-name="string_vb" style:family="text">
      <style:text-properties fo:color="#ff0000" loext:opacity="100%" fo:font-style="normal" fo:font-weight="normal"/>
    </style:style>
    <style:style style:name="symbol0_5f_vb" style:display-name="symbol0_vb" style:family="text">
      <style:text-properties fo:color="#66cc66" loext:opacity="100%" fo:font-style="normal" fo:font-weight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0" number:min-decimal-places="0" number:min-integer-digits="0">
        <number:embedded-text number:position="1">-</number:embedded-text>
      </number:number>
    </number:number-style>
    <number:number-style style:name="N130">
      <number:fraction number:min-integer-digits="0" number:min-numerator-digits="1" loext:max-numerator-digits="1" number:min-denominator-digits="1" number:max-denominator-value="9"/>
    </number:number-style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List"><text:page-number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bout the Book </dc:title>
    <dc:date>2023-06-28T05:08:49.811000000</dc:date>
    <meta:editing-duration>PT10H26M36S</meta:editing-duration>
    <meta:editing-cycles>26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0" meta:word-count="275" meta:character-count="1656" meta:non-whitespace-character-count="1367"/>
    <meta:user-defined meta:name="w2e_MetaAuthor">fbeginnerm1</meta:user-defined>
    <meta:user-defined meta:name="w2e_MetaBackgroundColor">000000</meta:user-defined>
    <meta:user-defined meta:name="w2e_MetaCoverType">None</meta:user-defined>
    <meta:user-defined meta:name="w2e_MetaISBN">d</meta:user-defined>
    <meta:user-defined meta:name="w2e_MetaLanguage" meta:value-type="string">en</meta:user-defined>
    <meta:user-defined meta:name="w2e_MetaOriginalTitle" meta:value-type="string">s</meta:user-defined>
    <meta:user-defined meta:name="w2e_MetaPublisher" meta:value-type="string">d</meta:user-defined>
    <meta:user-defined meta:name="w2e_MetaPublishingDate" meta:value-type="string">2019-12-12</meta:user-defined>
    <meta:user-defined meta:name="w2e_MetaTags" meta:value-type="string">d</meta:user-defined>
    <meta:user-defined meta:name="w2e_MetaTitle" meta:value-type="string">fb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  <meta:template xlink:type="simple" xlink:actuate="onRequest" xlink:title="Conventions Used in the Book " xlink:href="../../templates/sect%20II-Conventions.ott" meta:date="2020-09-13T17:46:39.520687322"/>
  </office:meta>
</office:document-meta>
</file>